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Édition critique de</text:p>
      <text:h text:style-name="Heading_20_1" text:outline-level="1"><text:bookmark-start text:name="de-itinere-uersus-siriam-cuius-terra-sancta-est-pars."/> De itinere <text:span text:style-name="T1">uer</text:span>sus Siriam cui<text:span text:style-name="T1">us</text:span> t<text:span text:style-name="T1">er</text:span>ra sancta est pars. <text:bookmark-end text:name="de-itinere-uersus-siriam-cuius-terra-sancta-est-pars."/></text:h>
      <text:p text:style-name="First_20_paragraph">Egressus ego de Alem<text:span text:style-name="T1">an</text:span>nia t<text:span text:style-name="T1">er</text:span>ra nat<text:span text:style-name="T1">iui</text:span>tatis mee et L<text:span text:style-name="T1">um</text:span>bardi<text:span text:style-name="T1">am</text:span> t<text:span text:style-name="T1">ra</text:span>nsiens ad litt<text:span text:style-name="T1">us</text:span> Medit<text:span text:style-name="T1">er</text:span>ranei maris <text:span text:style-name="T1">pro</text:span>pe ciuitat<text:span text:style-name="T1">em</text:span>, <text:span text:style-name="T1">que</text:span> Naul<text:span text:style-name="T1">um</text:span> d<text:span text:style-name="T1">icitur</text:span>, in ripis Ian[u]e sit<text:span text:style-name="T1">am</text:span> <text:span text:style-name="T1">pro</text:span>spere qↄmũ <text:span text:style-name="T1">per</text:span>ueni et ubi gale<text:span text:style-name="T1">am</text:span> b<text:span text:style-name="T1">ene</text:span> armat<text:span text:style-name="T1">am</text:span> et ad <text:span text:style-name="T1">omn</text:span>ia munit[a] asc<text:span text:style-name="T1">en</text:span>di et ad <text:span text:style-name="T1">pro</text:span>se<text:span text:style-name="T1">que</text:span>nd<text:span text:style-name="T1">um</text:span> iter ultramarinum naute remis uelo puppi <text:span text:style-name="T1">in</text:span>sistebant.</text:p>
      <text:p text:style-name="Text_20_body">Dicitur au<text:span text:style-name="T1">tem</text:span> hoc mare Medi<text:span text:style-name="T1">ter</text:span>rane<text:span text:style-name="T1">um</text:span> q<text:span text:style-name="T1">ui</text:span>a p<text:span text:style-name="T1">ri</text:span>ncipalib<text:span text:style-name="T1">us</text:span> m<text:span text:style-name="T1">un</text:span>di <text:span text:style-name="T1">par</text:span>tib<text:span text:style-name="T1">us</text:span> uidel<text:span text:style-name="T1">icet</text:span> Asie Europe et Affrice int<text:span text:style-name="T1">er</text:span>iacet i<text:span text:style-name="T1">ps</text:span>as se <text:span text:style-name="T1">et</text:span> suis braciis ab <text:span text:style-name="T1">in</text:span>uicem distininans <text:span text:style-name="T1">habe</text:span>t en<text:span text:style-name="T1">im</text:span> a sept<text:span text:style-name="T1">en</text:span>trione <text:span text:style-name="T1">et</text:span> occid<text:span text:style-name="T1">en</text:span>te Europ<text:span text:style-name="T1">am</text:span> ad orient<text:span text:style-name="T1">em</text:span> Asiam et ad austr<text:span text:style-name="T1">am</text:span> Affric<text:span text:style-name="T1">am</text:span> et uno q<text:span text:style-name="T1">ui</text:span>dem bracio q<text:span text:style-name="T1">uo</text:span> att<text:span text:style-name="T1">in</text:span>git Hispani<text:span text:style-name="T1">am</text:span> et strict<text:span text:style-name="T1">um</text:span> <text:span text:style-name="T1">quod</text:span> q<text:span text:style-name="T1">ui</text:span>dem de Marroch uulgari<text:span text:style-name="T1">ter</text:span> uoca<text:span text:style-name="T1">tur</text:span> c<text:span text:style-name="T1">on</text:span>tinua<text:span text:style-name="T1">tur</text:span> hoc mare Me di<text:span text:style-name="T1">ter</text:span>rane<text:span text:style-name="T1">um</text:span> c<text:span text:style-name="T1">um</text:span> occeano maiori seu c<text:span text:style-name="T1">in</text:span>gulo terre scil<text:span text:style-name="T1">icet</text:span> maximo <text:span text:style-name="T1">quod</text:span> braci<text:span text:style-name="T1">um</text:span> s<text:span text:style-name="T1">an</text:span>cti Georgii d<text:span text:style-name="T1">icitur</text:span> c<text:span text:style-name="T1">on</text:span>tinua<text:span text:style-name="T1">tur</text:span> c<text:span text:style-name="T1">um</text:span> mari P<text:span text:style-name="T1">on</text:span>tico <text:span text:style-name="T1">quod</text:span> q<text:span text:style-name="T1">ua</text:span>si null<text:span text:style-name="T1">am</text:span> <text:span text:style-name="T1">habe</text:span>t <text:span text:style-name="T1">in</text:span>sul<text:span text:style-name="T1">am</text:span> <text:span text:style-name="T1">un</text:span>de <text:span text:style-name="T1">et</text:span> mare mai<text:span text:style-name="T1">us</text:span> GAP.</text:p>
      <text:p text:style-name="Text_20_body">In hoc <text:span text:style-name="T1">ergo</text:span> mari beat<text:span text:style-name="T1">us</text:span> Clemens papa sub<text:span text:style-name="T1">er</text:span>sus fuit <text:span text:style-name="T1">pro</text:span>pe Cersonam et <text:span text:style-name="T1">hab</text:span>itacul<text:span text:style-name="T1">um</text:span> marturii in mod<text:span text:style-name="T1">um</text:span> t<text:span text:style-name="T1">em</text:span>pli marmorei manib<text:span text:style-name="T1">us</text:span> <text:span text:style-name="T1">an</text:span>gelicis c<text:span text:style-name="T1">on</text:span>struct<text:span text:style-name="T1">um</text:span> est. GAP aliud mare uersus orient<text:span text:style-name="T1">em</text:span> ultra ciuitat<text:span text:style-name="T1">em</text:span> Sara qu<text:span text:style-name="T1">am</text:span> tenet Tartarius de Guinama <text:span text:style-name="T1">et</text:span> d<text:span text:style-name="T1">icitur</text:span> mare Caspi<text:span text:style-name="T1">um</text:span> <text:span text:style-name="T1">quod</text:span> nec occeano nec Medit<text:span text:style-name="T1">ter</text:span>raneo nec P<text:span text:style-name="T1">on</text:span>tico mari aliquo appar<text:span text:style-name="T1">en</text:span>ti bracio copulatur. Asser<text:span text:style-name="T1">un</text:span>t <text:span text:style-name="T1">tame</text:span>n aliqui q<text:span text:style-name="T1">ui</text:span>busd<text:span text:style-name="T1">am</text:span> nixi experi<text:span text:style-name="T1">en</text:span>tis <text:span text:style-name="T1">quod</text:span> per subterrat<text:span text:style-name="T1">um</text:span> gurgit<text:span text:style-name="T1">em</text:span> P<text:span text:style-name="T1">on</text:span>tico <text:span text:style-name="T1">quod</text:span> sibi <text:span text:style-name="T1">pro</text:span>p<text:span text:style-name="T1">in</text:span>qui<text:span text:style-name="T1">us</text:span> est et <text:span text:style-name="T1">per</text:span> <text:span text:style-name="T1">consequens</text:span> aliis marib<text:span text:style-name="T1">us</text:span> c<text:span text:style-name="T1">on</text:span>tinua<text:span text:style-name="T1">tur</text:span>.</text:p>
      <text:p text:style-name="Text_20_body">Hoc braci<text:span text:style-name="T1">um</text:span> <text:span text:style-name="T1">san</text:span>cti Georgii <text:span text:style-name="T1">quod</text:span> dixim<text:span text:style-name="T1">us</text:span> diuidit Europ<text:span text:style-name="T1">am</text:span> <text:span text:style-name="T1">et</text:span> Asi<text:span text:style-name="T1">am</text:span> minor<text:span text:style-name="T1">em</text:span> <text:span text:style-name="T1">que</text:span> <text:span text:style-name="T1">pro</text:span>fecto ut GAP sepe t<text:span text:style-name="T1">an</text:span>gunt maioris Asie <text:span text:style-name="T1">pro</text:span>uincia est. Hoc au<text:span text:style-name="T1">tem</text:span> braci<text:span text:style-name="T1">um</text:span> uulgari<text:span text:style-name="T1">ter</text:span> bucca C<text:span text:style-name="T1">on</text:span>stantinopolitana d<text:span text:style-name="T1">icitur</text:span> eo <text:span text:style-name="T1">quod</text:span> su<text:span text:style-name="T1">per</text:span> ips<text:span text:style-name="T1">um</text:span> in littore Europe egregia metropolis C<text:span text:style-name="T1">on</text:span>stantinopo<text:span text:style-name="T1">lis</text:span> sita est <text:span text:style-name="T1">que</text:span> et noua Roma d<text:span text:style-name="T1">icitur</text:span>. Hec ciuitas sol<text:span text:style-name="T1">em</text:span>pnissima in optimo m<text:span text:style-name="T1">un</text:span>di loco t<text:span text:style-name="T1">am</text:span> <text:span text:style-name="T1">ratione</text:span> aeris maris <text:span text:style-name="T1">ter</text:span>re uinor<text:span text:style-name="T1">um</text:span> bonor<text:span text:style-name="T1">umque</text:span> <text:span text:style-name="T1">omnium</text:span> c<text:span text:style-name="T1">on</text:span>fluentia locata est port<text:span text:style-name="T1">um</text:span> GAP optim<text:span text:style-name="T1">um</text:span> et maxi<text:span text:style-name="T1">mum</text:span> muris ualidissimis c<text:span text:style-name="T1">in</text:span>gitur figura pacens triangulari cui<text:span text:style-name="T1">us</text:span> duo latera sus mare s<text:span text:style-name="T1">un</text:span>t et <text:span text:style-name="T1">ter</text:span>ti<text:span text:style-name="T1">um</text:span> uersus terr<text:span text:style-name="T1">am</text:span>.</text:p>
      <text:p text:style-name="Text_20_body"><text:span text:style-name="T1">In</text:span> hac ciuitate multi sũt ecclesie et fuerũt plures ultra modũ pulcre opere musaico marmorib<text:span text:style-name="T1">us</text:span> et singulari modo cõstructure mirabilis plura q sũt palatia p̃hↄrima ĩ eadem tenet t̃n pⁱncipatum ĩ ip̃a ciuitate eccl̃a s̃cte Sophie GAP sapiẽtie qↄ xp̃s est qu Iustinian<text:span text:style-name="T1">us</text:span> imperator sanctissim<text:span text:style-name="T1">us</text:span> fũdauit et mirabl̃r fĩgularib<text:span text:style-name="T1">us</text:span> pↄrogatiuis ⁊ pↄconiis decorauit GAP aut̃ q sub celo a cõdito orbe non fuit tale edificiũ cõpletũ in nobilitate uidelic⁊ et magnitudine cetↄis parib<text:span text:style-name="T1">us</text:span> GAP parandum. [f237r]In ista gᵒ pↄtiosissima eccl̃a est ymago imꝑatoris Iustiniani eques ⁊ de ere fusa imꝑiali eminens dignitate corona deaurata maxĩe qᵃntitatis ĩsignita in manu sinistra pomũ qd orbẽ rep̃entat cruce suꝑposita tenens dextr q cõtra orientẽ leuans ad modũ pⁱncips minas rebellib<text:span text:style-name="T1">us</text:span> apponẽtis statua suꝑ qu ymago posita est altissima existit ex petris magnis et cernento fortissimo glutinat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fr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fr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fr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Édition critique de</dc:title>
    <dc:description/>
    <dc:subject/>
    <meta:keyword/>
    <dc:language>fr</dc:language>
    <meta:initial-creator/>
    <dc:creator/>
    <meta:creation-date>2024-11-03T11:16:42Z</meta:creation-date>
    <dc:date>2024-11-03T11:16:42Z</dc:date>
  </office:meta>
</office:document-meta>
</file>